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Italique_20_pour_20_illustrations">
      <style:paragraph-properties fo:margin-left="0cm" fo:margin-right="0cm" fo:text-indent="0cm" style:auto-text-indent="false"/>
      <style:text-properties officeooo:rsid="03983100" officeooo:paragraph-rsid="03983100"/>
    </style:style>
    <style:style style:name="P2" style:family="paragraph" style:parent-style-name="Nelson_20_Text">
      <style:text-properties officeooo:paragraph-rsid="04e6dde6"/>
    </style:style>
    <style:style style:name="P3" style:family="paragraph" style:parent-style-name="Nelson_20_Text">
      <style:text-properties officeooo:paragraph-rsid="04e2897e"/>
    </style:style>
    <style:style style:name="P4" style:family="paragraph" style:parent-style-name="Standard">
      <style:text-properties officeooo:paragraph-rsid="04b93026"/>
    </style:style>
    <style:style style:name="P5" style:family="paragraph" style:parent-style-name="Standard">
      <style:text-properties officeooo:rsid="04a191ac" officeooo:paragraph-rsid="04b93026"/>
    </style:style>
    <style:style style:name="P6" style:family="paragraph" style:parent-style-name="Standard">
      <style:text-properties officeooo:paragraph-rsid="04dc5a75"/>
    </style:style>
    <style:style style:name="P7" style:family="paragraph" style:parent-style-name="Standard">
      <style:text-properties officeooo:rsid="04f39cbf" officeooo:paragraph-rsid="04f39cbf"/>
    </style:style>
    <style:style style:name="T1" style:family="text">
      <style:text-properties officeooo:rsid="04bb0e07"/>
    </style:style>
    <style:style style:name="T2" style:family="text">
      <style:text-properties officeooo:rsid="04c31f84"/>
    </style:style>
    <style:style style:name="T3" style:family="text">
      <style:text-properties officeooo:rsid="04c446b8"/>
    </style:style>
    <style:style style:name="T4" style:family="text">
      <style:text-properties officeooo:rsid="04c50ba6"/>
    </style:style>
    <style:style style:name="T5" style:family="text">
      <style:text-properties officeooo:rsid="04d9276a"/>
    </style:style>
    <style:style style:name="T6" style:family="text">
      <style:text-properties officeooo:rsid="04d9baeb"/>
    </style:style>
    <style:style style:name="T7" style:family="text">
      <style:text-properties officeooo:rsid="04dc5a75"/>
    </style:style>
    <style:style style:name="T8" style:family="text">
      <style:text-properties officeooo:rsid="04dff2b1"/>
    </style:style>
    <style:style style:name="T9" style:family="text">
      <style:text-properties officeooo:rsid="04e2897e"/>
    </style:style>
    <style:style style:name="T10" style:family="text">
      <style:text-properties officeooo:rsid="04e3be78"/>
    </style:style>
    <style:style style:name="T11" style:family="text">
      <style:text-properties officeooo:rsid="04e5bda4"/>
    </style:style>
    <style:style style:name="T12" style:family="text">
      <style:text-properties officeooo:rsid="04e6dde6"/>
    </style:style>
    <style:style style:name="T13" style:family="text">
      <style:text-properties officeooo:rsid="04e8931c"/>
    </style:style>
    <style:style style:name="T14" style:family="text">
      <style:text-properties officeooo:rsid="04eb0eb2"/>
    </style:style>
    <style:style style:name="T15" style:family="text">
      <style:text-properties officeooo:rsid="04eb899a"/>
    </style:style>
    <style:style style:name="T16" style:family="text">
      <style:text-properties officeooo:rsid="04eb9433"/>
    </style:style>
    <style:style style:name="T17" style:family="text">
      <style:text-properties officeooo:rsid="04ecc675"/>
    </style:style>
    <style:style style:name="T18" style:family="text">
      <style:text-properties officeooo:rsid="04ed03fc"/>
    </style:style>
    <style:style style:name="T19" style:family="text">
      <style:text-properties officeooo:rsid="04ee6687"/>
    </style:style>
    <style:style style:name="T20" style:family="text">
      <style:text-properties officeooo:rsid="04f04da0"/>
    </style:style>
    <style:style style:name="T21" style:family="text">
      <style:text-properties officeooo:rsid="04f0d6f2"/>
    </style:style>
    <style:style style:name="T22" style:family="text">
      <style:text-properties officeooo:rsid="04f52ce2"/>
    </style:style>
    <style:style style:name="T23" style:family="text">
      <style:text-properties officeooo:rsid="04f6375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4b95653" style:font-weight-asian="bold" style:font-weight-complex="bold"/>
    </style:style>
    <style:style style:name="T26" style:family="text">
      <style:text-properties fo:font-weight="bold" officeooo:rsid="04f97e40" style:font-weight-asian="bold" style:font-weight-complex="bold"/>
    </style:style>
    <style:style style:name="T27" style:family="text">
      <style:text-properties fo:font-weight="bold" officeooo:rsid="04fd5d6d" style:font-weight-asian="bold" style:font-weight-complex="bold"/>
    </style:style>
    <style:style style:name="T28" style:family="text">
      <style:text-properties officeooo:rsid="04fb033f"/>
    </style:style>
    <style:style style:name="T29" style:family="text">
      <style:text-properties officeooo:rsid="04fd5d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Nelson_20_Text"><text:span text:style-name="T26"/></text:p>
      <text:p text:style-name="Nelson_20_Text"><text:span text:style-name="T26"/></text:p>
      <text:p text:style-name="Nelson_20_Text"><text:span text:style-name="T26">À </text:span><text:span text:style-name="T27">qui de droit</text:span><text:span text:style-name="T24">,</text:span></text:p>
      <text:p text:style-name="P3"><text:span text:style-name="T9">Comme vous le constaterez </text:span><text:span text:style-name="T14">en consultant m</text:span><text:span text:style-name="T29">on CV, lettres de références</text:span><text:span text:style-name="T14"> et portefolio</text:span><text:span text:style-name="T9">, mes qualitées et compétences sont </text:span><text:span text:style-name="T13">plutôt</text:span><text:span text:style-name="T9"> variées. </text:span><text:span text:style-name="T29">J</text:span><text:span text:style-name="T9">e touche un peu à tout ce qui est en lien avec le web depuis environ 1995. </text:span><text:span text:style-name="T10">En 2003 je suis déménagé à Shanghai, en Chine, et après </text:span><text:span text:style-name="T11">avoir travaillé</text:span><text:span text:style-name="T10"> environ un an comme pigiste à </text:span><text:span text:style-name="T11">conçevoir </text:span><text:span text:style-name="T19">divers</text:span><text:span text:style-name="T11"> sites et designs corporatifs</text:span><text:span text:style-name="T10">, j'ai accepté un emploi </text:span><text:span text:style-name="T20">pour une institution de Shanghai, la « Xiehe Education Group ».</text:span><text:span text:style-name="T10"> C'est là que j'ai élargi encore plus mes horizons en faisant l'administration de serveurs Linux, configuré </text:span><text:span text:style-name="T20">des</text:span><text:span text:style-name="T10"> serveurs de courriel, mis-en-place des sites web interactifs à l'aide de CMS comme Drupal, Wordpress et Moodle, et même programmé quelques applications web en PHP/MySQL. </text:span><text:span text:style-name="T11">Je possède donc </text:span><text:span text:style-name="T13">maintenant</text:span><text:span text:style-name="T11"> une bonne expertise en administration de serveurs et d'applications web é</text:span><text:span text:style-name="T28">galement</text:span><text:span text:style-name="T11">. </text:span><text:span text:style-name="T13">Je suis effectivement un de ces rares spécimens qui sait autant manier le design </text:span><text:span text:style-name="T21">graphique</text:span><text:span text:style-name="T13"> que le côté techniqu</text:span><text:span text:style-name="T21">e, configuration et programmation web.</text:span></text:p>
      <text:p text:style-name="Nelson_20_Text">Après avoir travaillé <text:span text:style-name="T1">presque </text:span>10 ans en Chine, j'ai décidé au printemps dernier de ne pas renouveller mon contrat avec mon ancien employeur, <text:span text:style-name="T5">simplement </text:span>car je voulais revenir vivre plus près de mes proches au Québec. Je suis <text:span text:style-name="T10">donc</text:span> maintenant <text:span text:style-name="T2">tout frais arrivé</text:span> à Montréal et je souhaite<text:span text:style-name="T3">rais bien </text:span>y rester pour plusieurs année<text:span text:style-name="T8">s </text:span><text:span text:style-name="T11">encore</text:span>.</text:p>
      <text:p text:style-name="P2"><text:span text:style-name="T12">Je suis donc présentement </text:span><text:span text:style-name="T29">disponible pour le poste d'administrateur Linux mais sinon je reste </text:span><text:span text:style-name="T12">ouvert à toute </text:span><text:span text:style-name="T29">autre </text:span><text:span text:style-name="T12">é</text:span><text:span text:style-name="T22">ventuelle</text:span><text:span text:style-name="T12"> position(s) pour laquelle vous juge</text:span><text:span text:style-name="T23">re</text:span><text:span text:style-name="T12">z que je possède les compétences nécessaires.</text:span></text:p>
      <text:p text:style-name="P2"><text:span text:style-name="T4">Merci pour votre attention, e</text:span>n espérant avoir de vos nouvelles <text:span text:style-name="T6">prochainement</text:span>,</text:p>
      <text:p text:style-name="P4"/>
      <text:p text:style-name="P5">David Gagnon</text:p>
      <text:p text:style-name="P6"><text:a xlink:type="simple" xlink:href="mailto:toogreen@gmail.com"><text:span text:style-name="T7">toogreen@gmail.com</text:span></text:a></text:p>
      <text:p text:style-name="P7">Maison : 514-276-4735</text:p>
      <text:p text:style-name="P7">Mobile : 438-985-55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elson_20_Text" style:display-name="Nelson Text" style:family="paragraph" style:parent-style-name="Text_20_body">
      <style:paragraph-properties fo:margin="100%" fo:margin-left="0cm" fo:margin-right="0cm" fo:margin-top="0.199cm" fo:margin-bottom="0.21cm" style:contextual-spacing="false" fo:text-indent="0.4cm" style:auto-text-indent="false"/>
    </style:style>
    <style:style style:name="Nelson_20_Titles" style:display-name="Nelson Titles" style:family="paragraph" style:parent-style-name="Nelson_20_Text">
      <style:paragraph-properties fo:margin="100%" fo:margin-left="0cm" fo:margin-right="0cm" fo:margin-top="0cm" fo:margin-bottom="0.409cm" style:contextual-spacing="false" fo:text-indent="0cm" style:auto-text-indent="false"/>
      <style:text-properties fo:font-size="16pt" fo:font-weight="bold" style:font-size-asian="10.5pt"/>
    </style:style>
    <style:style style:name="Nelson_20_Subtitles" style:display-name="Nelson Subtitles" style:family="paragraph" style:parent-style-name="Nelson_20_Titles">
      <style:paragraph-properties fo:margin="100%" fo:margin-left="0cm" fo:margin-right="0cm" fo:margin-top="0.6cm" fo:margin-bottom="0.31cm" style:contextual-spacing="false" fo:text-indent="0cm" style:auto-text-indent="false"/>
      <style:text-properties fo:font-size="14pt" style:font-size-asian="10.5pt"/>
    </style:style>
    <style:style style:name="Italique_20_pour_20_illustrations" style:display-name="Italique pour illustrations" style:family="paragraph" style:parent-style-name="Nelson_20_Text">
      <style:text-properties fo:font-size="9pt" fo:font-style="italic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Italique_20_pour_20_illustrations">
      <style:paragraph-properties fo:margin-left="0cm" fo:margin-right="0cm" fo:text-indent="0cm" style:auto-text-indent="false"/>
      <style:text-properties officeooo:rsid="03983100" officeooo:paragraph-rsid="03983100"/>
    </style:style>
    <style:page-layout style:name="Mpm1">
      <style:page-layout-properties fo:page-width="21.59cm" fo:page-height="27.94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3T17:38:16</meta:creation-date>
    <dc:date>2012-11-09T00:32:11</dc:date>
    <meta:editing-duration>P3DT2H55M51S</meta:editing-duration>
    <meta:editing-cycles>1241</meta:editing-cycles>
    <meta:generator>LibreOffice/3.6$MacOSX_x86 LibreOffice_project/da8c1e6-fd468f4-454e206-f42a4a9-143cfd</meta:generator>
    <meta:document-statistic meta:table-count="0" meta:image-count="0" meta:object-count="0" meta:page-count="1" meta:paragraph-count="9" meta:word-count="266" meta:character-count="1691" meta:non-whitespace-character-count="1434"/>
  </office:meta>
</office:document-meta>
</file>